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center" style:justify-single-word="false"/>
      <style:text-properties officeooo:paragraph-rsid="0014a614"/>
    </style:style>
    <style:style style:name="T1" style:family="text">
      <style:text-properties officeooo:rsid="0014a614"/>
    </style:style>
    <style:style style:name="T2" style:family="text">
      <style:text-properties style:text-underline-style="solid" style:text-underline-width="auto" style:text-underline-color="font-color" officeooo:rsid="0014a6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2">Rust Quick Reference</text:span></text:span></text:p>
      <text:p text:style-name="Text_20_body"><text:span text:style-name="Strong_20_Emphasis"/></text:p>
      <text:p text:style-name="Text_20_body"><text:span text:style-name="Strong_20_Emphasis">Rust:</text:span></text:p>
      <text:list text:style-name="L1">
        <text:list-item>
          <text:p text:style-name="P2">Systems programming language focused on safety, concurrency, and performance.</text:p>
        </text:list-item>
        <text:list-item>
          <text:p text:style-name="P2">Provides memory safety without garbage collection through ownership and borrowing system.</text:p>
        </text:list-item>
        <text:list-item>
          <text:p text:style-name="P1">Enables low-level control similar to C and C++, but with modern language features.</text:p>
        </text:list-item>
      </text:list>
      <text:p text:style-name="Text_20_body"><text:span text:style-name="Strong_20_Emphasis">Basics:</text:span></text:p>
      <text:list text:style-name="L2">
        <text:list-item>
          <text:p text:style-name="P4">Define variables using <text:span text:style-name="Source_20_Text">let</text:span> keyword: <text:span text:style-name="Source_20_Text">let x = 5;</text:span>.</text:p>
        </text:list-item>
        <text:list-item>
          <text:p text:style-name="P4">Comments: <text:span text:style-name="Source_20_Text">// Single line comment</text:span> or <text:span text:style-name="Source_20_Text">/* Multi-line comment */</text:span>.</text:p>
        </text:list-item>
        <text:list-item>
          <text:p text:style-name="P3">Use <text:span text:style-name="Source_20_Text">println!()</text:span> macro for printing to the console: <text:span text:style-name="Source_20_Text">println!("Hello, world!");</text:span>.</text:p>
        </text:list-item>
      </text:list>
      <text:p text:style-name="Text_20_body"><text:span text:style-name="Strong_20_Emphasis">Ownership:</text:span></text:p>
      <text:list text:style-name="L3">
        <text:list-item>
          <text:p text:style-name="P6">Each value in Rust has a variable that's its owner.</text:p>
        </text:list-item>
        <text:list-item>
          <text:p text:style-name="P6">Ownership rules:</text:p>
          <text:list>
            <text:list-item>
              <text:p text:style-name="P6">Each value has one owner.</text:p>
            </text:list-item>
            <text:list-item>
              <text:p text:style-name="P6">The owner is responsible for memory deallocation.</text:p>
            </text:list-item>
            <text:list-item>
              <text:p text:style-name="P6">Values are moved, not copied, when assigned to another variable.</text:p>
            </text:list-item>
            <text:list-item>
              <text:p text:style-name="P5">References allow borrowing without transferring ownership.</text:p>
            </text:list-item>
          </text:list>
        </text:list-item>
      </text:list>
      <text:p text:style-name="Text_20_body"><text:span text:style-name="Strong_20_Emphasis">Data Types:</text:span></text:p>
      <text:list text:style-name="L4">
        <text:list-item>
          <text:p text:style-name="P8">Scalar types: integer, floating-point, boolean, character.</text:p>
        </text:list-item>
        <text:list-item>
          <text:p text:style-name="P7">Compound types: tuple, array, slice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Define functions using the <text:span text:style-name="Source_20_Text">fn</text:span> keyword.</text:p>
        </text:list-item>
        <text:list-item>
          <text:p text:style-name="P10">Parameters are type annotated: <text:span text:style-name="Source_20_Text">fn add(x: i32, y: i32) -&gt; i32 { x + y }</text:span>.</text:p>
        </text:list-item>
        <text:list-item>
          <text:p text:style-name="P9">Return value is specified after the <text:span text:style-name="Source_20_Text">-&gt;</text:span> arrow.</text:p>
        </text:list-item>
      </text:list>
      <text:p text:style-name="Text_20_body"><text:span text:style-name="Strong_20_Emphasis">Control Flow:</text:span></text:p>
      <text:list text:style-name="L6">
        <text:list-item>
          <text:p text:style-name="P12"><text:span text:style-name="Source_20_Text">if</text:span> expressions: <text:span text:style-name="Source_20_Text">if condition { } else if condition { } else { }</text:span>.</text:p>
        </text:list-item>
        <text:list-item>
          <text:p text:style-name="P12"><text:span text:style-name="Source_20_Text">match</text:span> expressions: pattern matching for multiple conditions.</text:p>
        </text:list-item>
        <text:list-item>
          <text:p text:style-name="P11">Loops: <text:span text:style-name="Source_20_Text">loop</text:span>, <text:span text:style-name="Source_20_Text">while</text:span>, <text:span text:style-name="Source_20_Text">for</text:span>.</text:p>
        </text:list-item>
      </text:list>
      <text:p text:style-name="Text_20_body"><text:span text:style-name="Strong_20_Emphasis">Structs and Enums:</text:span></text:p>
      <text:list text:style-name="L7">
        <text:list-item>
          <text:p text:style-name="P14">Define custom data types using <text:span text:style-name="Source_20_Text">struct</text:span> and <text:span text:style-name="Source_20_Text">enum</text:span> keywords.</text:p>
        </text:list-item>
        <text:list-item>
          <text:p text:style-name="P14">Structs: <text:span text:style-name="Source_20_Text">struct Point { x: i32, y: i32 }</text:span>.</text:p>
        </text:list-item>
        <text:list-item>
          <text:p text:style-name="P13">Enums: <text:span text:style-name="Source_20_Text">enum Option&lt;T&gt; { Some(T), None }</text:span>.</text:p>
        </text:list-item>
      </text:list>
      <text:p text:style-name="Text_20_body"><text:span text:style-name="Strong_20_Emphasis">Error Handling:</text:span></text:p>
      <text:list text:style-name="L8">
        <text:list-item>
          <text:p text:style-name="P16">Use <text:span text:style-name="Source_20_Text">Result&lt;T, E&gt;</text:span> type for functions that may return an error.</text:p>
        </text:list-item>
        <text:list-item>
          <text:p text:style-name="P16"><text:soft-page-break/><text:span text:style-name="Source_20_Text">match</text:span> expression for handling errors.</text:p>
        </text:list-item>
        <text:list-item>
          <text:p text:style-name="P15"><text:span text:style-name="Source_20_Text">unwrap()</text:span> or <text:span text:style-name="Source_20_Text">expect()</text:span> for unwrapping <text:span text:style-name="Source_20_Text">Result</text:span>.</text:p>
        </text:list-item>
      </text:list>
      <text:p text:style-name="Text_20_body"><text:span text:style-name="Strong_20_Emphasis">Concurrency:</text:span></text:p>
      <text:list text:style-name="L9">
        <text:list-item>
          <text:p text:style-name="P18">Rust's ownership system ensures safe concurrency.</text:p>
        </text:list-item>
        <text:list-item>
          <text:p text:style-name="P18">Threads: Create threads using <text:span text:style-name="Source_20_Text">std::thread::spawn()</text:span>.</text:p>
        </text:list-item>
        <text:list-item>
          <text:p text:style-name="P17">Message Passing: Use channels for communication between threads (<text:span text:style-name="Source_20_Text">std::sync::mpsc</text:span>).</text:p>
        </text:list-item>
      </text:list>
      <text:p text:style-name="Text_20_body"><text:span text:style-name="Strong_20_Emphasis">Traits and Generics:</text:span></text:p>
      <text:list text:style-name="L10">
        <text:list-item>
          <text:p text:style-name="P20">Traits: Define shared behavior across types using traits.</text:p>
        </text:list-item>
        <text:list-item>
          <text:p text:style-name="P19">Generics: Write functions and data types that work with any type.</text:p>
        </text:list-item>
      </text:list>
      <text:p text:style-name="Text_20_body"><text:span text:style-name="Strong_20_Emphasis">Closures:</text:span></text:p>
      <text:list text:style-name="L11">
        <text:list-item>
          <text:p text:style-name="P22">Anonymous functions with lexical scope access.</text:p>
        </text:list-item>
        <text:list-item>
          <text:p text:style-name="P21">Enclosed in <text:span text:style-name="Source_20_Text">||</text:span>: <text:span text:style-name="Source_20_Text">let add_one = |x| x + 1;</text:span>.</text:p>
        </text:list-item>
      </text:list>
      <text:p text:style-name="Text_20_body"><text:span text:style-name="Strong_20_Emphasis">Modules and Crates:</text:span></text:p>
      <text:list text:style-name="L12">
        <text:list-item>
          <text:p text:style-name="P24">Organize code into modules and crates for better code organization and reuse.</text:p>
        </text:list-item>
        <text:list-item>
          <text:p text:style-name="P23">Define modules using <text:span text:style-name="Source_20_Text">mod</text:span> keyword.</text:p>
        </text:list-item>
      </text:list>
      <text:p text:style-name="Text_20_body"><text:span text:style-name="Strong_20_Emphasis">Unsafe Rust:</text:span></text:p>
      <text:list text:style-name="L13">
        <text:list-item>
          <text:p text:style-name="P26">Allows bypassing some of Rust's safety guarantees.</text:p>
        </text:list-item>
        <text:list-item>
          <text:p text:style-name="P25">Use with caution, only when necessary for performance or interoperability.</text:p>
        </text:list-item>
      </text:list>
      <text:p text:style-name="Text_20_body"><text:span text:style-name="Strong_20_Emphasis">Cargo:</text:span></text:p>
      <text:list text:style-name="L14">
        <text:list-item>
          <text:p text:style-name="P28">Rust's package manager and build system.</text:p>
        </text:list-item>
        <text:list-item>
          <text:p text:style-name="P28">Initialize new projects: <text:span text:style-name="Source_20_Text">cargo new project_name</text:span>.</text:p>
        </text:list-item>
        <text:list-item>
          <text:p text:style-name="P28">Build project: <text:span text:style-name="Source_20_Text">cargo build</text:span>.</text:p>
        </text:list-item>
        <text:list-item>
          <text:p text:style-name="P28">Run tests: <text:span text:style-name="Source_20_Text">cargo test</text:span>.</text:p>
        </text:list-item>
        <text:list-item>
          <text:p text:style-name="P27">Build and run project: <text:span text:style-name="Source_20_Text">cargo run</text:span>.</text:p>
        </text:list-item>
      </text:list>
      <text:p text:style-name="Text_20_body"><text:span text:style-name="Strong_20_Emphasis">Documentation:</text:span></text:p>
      <text:list text:style-name="L15">
        <text:list-item>
          <text:p text:style-name="P30">Write documentation comments using <text:span text:style-name="Source_20_Text">///</text:span> for documenting functions, modules, and crates.</text:p>
        </text:list-item>
        <text:list-item>
          <text:p text:style-name="P29">Generate documentation: <text:span text:style-name="Source_20_Text">cargo doc</text:span>.</text:p>
        </text:list-item>
      </text:list>
      <text:p text:style-name="Text_20_body"><text:span text:style-name="Strong_20_Emphasis">Testing:</text:span></text:p>
      <text:list text:style-name="L16">
        <text:list-item>
          <text:p text:style-name="P32">Write unit tests using the <text:span text:style-name="Source_20_Text">#[test]</text:span> attribute.</text:p>
        </text:list-item>
        <text:list-item>
          <text:p text:style-name="P32">Organize tests in separate files or within the same file.</text:p>
        </text:list-item>
        <text:list-item>
          <text:p text:style-name="P31">Run tests: <text:span text:style-name="Source_20_Text">cargo test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7:45:13.716067334</meta:creation-date>
    <dc:date>2024-04-07T17:46:45.351950375</dc:date>
    <meta:editing-duration>PT1M31S</meta:editing-duration>
    <meta:editing-cycles>1</meta:editing-cycles>
    <meta:document-statistic meta:table-count="0" meta:image-count="0" meta:object-count="0" meta:page-count="2" meta:paragraph-count="64" meta:word-count="442" meta:character-count="2669" meta:non-whitespace-character-count="2338"/>
    <meta:generator>LibreOffice/7.6.6.3$Linux_X86_64 LibreOffice_project/60$Build-3</meta:generator>
  </office:meta>
</office:document-meta>
</file>